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2.29cm" fo:min-width="11.24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11.24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3.10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2.80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5.21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03cm" fo:min-width="11.247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655cm" fo:min-width="11.248cm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747cm" svg:height="2.54cm" svg:x="1.635cm" svg:y="16.557cm">
          <text:p text:style-name="P1">Hardwar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747cm" svg:height="1.905cm" svg:x="1.635cm" svg:y="14.334cm">
          <text:p text:style-name="P1">Linux Kerne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04cm" svg:height="1.27cm" svg:x="1.952cm" svg:y="17.509cm">
          <text:p text:style-name="P1">Filesyste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747cm" svg:height="1.905cm" svg:x="1.635cm" svg:y="12.112cm">
          <text:p text:style-name="P1">GNU/Linux Distribu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303cm" svg:height="1.27cm" svg:x="5.857cm" svg:y="17.509cm">
          <text:p text:style-name="P1">Network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04cm" svg:height="1.27cm" svg:x="9.461cm" svg:y="17.509cm">
          <text:p text:style-name="P1">Periphera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747cm" svg:height="2.54cm" svg:x="15.287cm" svg:y="16.557cm">
          <text:p text:style-name="P1">Hardwar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715cm" svg:height="1.905cm" svg:x="15.287cm" svg:y="13.064cm">
          <text:p text:style-name="P1">Linux Kerne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04cm" svg:height="1.27cm" svg:x="15.604cm" svg:y="17.509cm">
          <text:p text:style-name="P1">Filesyste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715cm" svg:height="1.905cm" svg:x="15.287cm" svg:y="10.842cm">
          <text:p text:style-name="P1">GNU/Linux</text:p>
          <text:p text:style-name="P1">Distribu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303cm" svg:height="1.27cm" svg:x="19.509cm" svg:y="17.509cm">
          <text:p text:style-name="P1">Network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04cm" svg:height="1.27cm" svg:x="23.113cm" svg:y="17.509cm">
          <text:p text:style-name="P1">Peripheral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715cm" svg:height="1.905cm" svg:x="21.319cm" svg:y="13.065cm">
          <text:p text:style-name="P1">Linux Kernel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715cm" svg:height="1.905cm" svg:x="21.319cm" svg:y="10.843cm">
          <text:p text:style-name="P1">GNU/Linux</text:p>
          <text:p text:style-name="P1">Distribu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747cm" svg:height="2.54cm" svg:x="28.941cm" svg:y="16.557cm">
          <text:p text:style-name="P1">Hardwar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747cm" svg:height="1.905cm" svg:x="28.941cm" svg:y="14.334cm">
          <text:p text:style-name="P1">Linux Kerne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04cm" svg:height="1.27cm" svg:x="29.258cm" svg:y="17.509cm">
          <text:p text:style-name="P1">Filesyste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715cm" svg:height="1.905cm" svg:x="28.94cm" svg:y="10.842cm">
          <text:p text:style-name="P1">GNU/Linux</text:p>
          <text:p text:style-name="P1">Distribu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303cm" svg:height="1.27cm" svg:x="33.163cm" svg:y="17.509cm">
          <text:p text:style-name="P1">Network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04cm" svg:height="1.27cm" svg:x="36.767cm" svg:y="17.509cm">
          <text:p text:style-name="P1">Peripheral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715cm" svg:height="1.905cm" svg:x="34.972cm" svg:y="10.843cm">
          <text:p text:style-name="P1">GNU/Linux</text:p>
          <text:p text:style-name="P1">Distributio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1.747cm" svg:height="0.953cm" svg:x="15.287cm" svg:y="15.287cm">
          <text:p text:style-name="P1">Hyperviso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1.747cm" svg:height="0.953cm" svg:x="28.94cm" svg:y="13.065cm">
          <text:p text:style-name="P1">Contain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715cm" svg:height="1.905cm" svg:x="1.635cm" svg:y="9.89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715cm" svg:height="1.905cm" svg:x="7.667cm" svg:y="9.89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715cm" svg:height="1.905cm" svg:x="15.287cm" svg:y="8.62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715cm" svg:height="1.905cm" svg:x="21.319cm" svg:y="8.62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715cm" svg:height="1.905cm" svg:x="28.94cm" svg:y="8.62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715cm" svg:height="1.905cm" svg:x="34.973cm" svg:y="8.62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747cm" svg:height="2.54cm" svg:x="42.276cm" svg:y="16.557cm">
          <text:p text:style-name="P1">Hardwar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747cm" svg:height="1.905cm" svg:x="42.276cm" svg:y="14.334cm">
          <text:p text:style-name="P1">Linux Kerne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04cm" svg:height="1.27cm" svg:x="42.593cm" svg:y="17.509cm">
          <text:p text:style-name="P1">Filesystem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1.748cm" svg:height="1.905cm" svg:x="42.275cm" svg:y="12.112cm">
          <text:p text:style-name="P1">GNU/Linux</text:p>
          <text:p text:style-name="P1">Distribu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303cm" svg:height="1.27cm" svg:x="46.498cm" svg:y="17.509cm">
          <text:p text:style-name="P1">Network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04cm" svg:height="1.27cm" svg:x="50.102cm" svg:y="17.509cm">
          <text:p text:style-name="P1">Peripheral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1.747cm" svg:height="0.953cm" svg:x="42.275cm" svg:y="10.842cm">
          <text:p text:style-name="P1">Contain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715cm" svg:height="1.905cm" svg:x="42.275cm" svg:y="8.62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715cm" svg:height="1.905cm" svg:x="48.308cm" svg:y="8.62cm">
          <text:p text:style-name="P1">Applica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4T14:34:16.671376461</meta:creation-date>
    <dc:date>2021-09-14T14:45:13.447064574</dc:date>
    <meta:editing-duration>PT10M54S</meta:editing-duration>
    <meta:editing-cycles>5</meta:editing-cycles>
    <meta:generator>LibreOffice/7.1.5.2$Linux_X86_64 LibreOffice_project/10$Build-2</meta:generator>
    <meta:document-statistic meta:object-count="38"/>
  </office:meta>
</office:document-meta>
</file>